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26D000012553C0B2D8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fo:text-align="start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alibri" fo:font-size="1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397cm" fo:text-align="start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letter-spacing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1</text:p>
      <text:p text:style-name="P1"/>
      <text:p text:style-name="P1"><text:tab/>Dans la barre d'adresse de votre navigateur, tapez : <text:tab/>"<text:a xlink:type="simple" xlink:href="http://128.93.162.128/informatiquelycee/n_site/snt_internet_dns.html" text:style-name="Internet_20_link" text:visited-style-name="Visited_20_Internet_20_Link"><text:span text:style-name="T1">http://128.93.162.128/informatiquelycee/n_site/snt_internet_dns.html</text:span></text:a>".</text:p>
      <text:p text:style-name="P1"><text:tab/>Faire un screen avant d'appuyer sur la touche 'entrer', et faire un screen après, coller les 2 <text:tab/>screens l'un à la suite de l'autre.</text:p>
      <text:p text:style-name="P1"><text:tab/>Comme vous pouvez le constater, cela fonctionne parfaitement, adresse IP ou adresse <text:tab/>symbolique : même résultat !</text:p>
      <text:p text:style-name="P2">Exercice 2</text:p>
      <text:p text:style-name="P1"/>
      <text:p text:style-name="P1"><text:tab/>Sur votre ordinateur, ouvrez une console (sur votre clavier, touche windows + R, puis taper <text:tab/>cmd). Dans la console, nous allons faire un "ping", vous allez taper: <text:span text:style-name="T3">ping pixees.fr</text:span></text:p>
      <text:p text:style-name="P1"><text:tab/>Vous devriez alors voir quelque chose qui ressemble à ceci :</text:p>
      <text:p text:style-name="P4"><draw:frame draw:style-name="fr1" draw:name="images1" text:anchor-type="paragraph" svg:width="16.999cm" svg:height="4.69cm" draw:z-index="0"><draw:image xlink:href="Pictures/200000070000426D000012553C0B2D83.svm" xlink:type="simple" xlink:show="embed" xlink:actuate="onLoad"/></draw:frame></text:p>
      <text:p text:style-name="P4"><text:tab/>Faire un screen de votre requête et le coller à la place de celui ci-dessus</text:p>
      <text:p text:style-name="P1"><text:tab/>Comme vous pouvez le constater, l'adresse IP de la machine "pixees.fr" est bien <text:tab/>128.93.162.1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13S</meta:editing-duration>
    <meta:editing-cycles>19</meta:editing-cycles>
    <meta:generator>OpenOffice/4.1.10$Win32 OpenOffice.org_project/4110m2$Build-9807</meta:generator>
    <dc:date>2021-11-22T09:20:38.03</dc:date>
    <dc:creator>Tifaine Secheret</dc:creator>
    <meta:document-statistic meta:table-count="0" meta:image-count="1" meta:object-count="0" meta:page-count="1" meta:paragraph-count="9" meta:word-count="124" meta:character-count="803"/>
    <meta:user-defined meta:name="Info 1"/>
    <meta:user-defined meta:name="Info 2"/>
    <meta:user-defined meta:name="Info 3"/>
    <meta:user-defined meta:name="Info 4"/>
  </office:meta>
</office:document-meta>
</file>